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" manifest:full-path="Pictures/2000023800002305000012CD47F79D85.wmf"/>
  <manifest:file-entry manifest:media-type="image/png" manifest:full-path="Pictures/100000000000060D00000051144D06CB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Ubuntu-title">
      <style:graphic-properties draw:auto-grow-height="true" fo:min-height="2.096cm"/>
    </style:style>
    <style:style style:name="pr2" style:family="presentation" style:parent-style-name="Ubuntu-subtitle">
      <style:graphic-properties draw:fill-color="#ffffff" draw:auto-grow-height="true" fo:min-height="16.51cm"/>
    </style:style>
    <style:style style:name="pr3" style:family="presentation" style:parent-style-name="Ubuntu-notes">
      <style:graphic-properties draw:fill-color="#ffffff" draw:auto-grow-height="true" fo:min-height="12.57cm"/>
    </style:style>
    <style:style style:name="pr4" style:family="presentation" style:parent-style-name="Ubuntu-subtitle">
      <style:graphic-properties draw:fill-color="#ffffff" draw:auto-grow-height="true" fo:min-height="13.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80" fo:font-size="22pt" style:font-size-asian="22pt" style:font-size-complex="22pt"/>
    </style:style>
    <style:style style:name="P3" style:family="paragraph">
      <style:text-properties fo:font-size="26.3999996185303pt"/>
    </style:style>
    <style:style style:name="P4" style:family="paragraph">
      <style:text-properties fo:color="#000080" fo:font-size="22pt" style:font-size-asian="22pt" style:font-size-complex="22pt"/>
    </style:style>
    <style:style style:name="P5" style:family="paragraph">
      <style:paragraph-properties fo:text-align="start"/>
      <style:text-properties fo:font-size="22pt"/>
    </style:style>
    <style:style style:name="P6" style:family="paragraph">
      <style:paragraph-properties fo:text-align="start"/>
      <style:text-properties fo:color="#000080" fo:font-size="20pt" style:font-size-asian="20pt" style:font-size-complex="20pt"/>
    </style:style>
    <style:style style:name="T1" style:family="text">
      <style:text-properties fo:color="#000080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placeholder="true" presentation:user-transformed="true">
          <draw:text-box/>
        </draw:frame>
        <draw:frame presentation:style-name="pr2" draw:text-style-name="P2" draw:layer="layout" svg:width="26.67cm" svg:height="16.51cm" svg:x="0.635cm" svg:y="2.54cm" presentation:class="subtitle" presentation:user-transformed="true">
          <draw:text-box>
            <text:p text:style-name="P1"><text:span text:style-name="T1">这两</text:span><text:span text:style-name="T1">asdfasdfasdfasdfsadfasfs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" draw:style-name="dp1" draw:master-page-name="Ubuntu" presentation:presentation-page-layout-name="AL1T0">
        <draw:frame presentation:style-name="pr1" draw:layer="layout" svg:width="26.058cm" svg:height="2.378cm" svg:x="0.951cm" svg:y="2.067cm" presentation:class="title" presentation:user-transformed="true">
          <draw:text-box>
            <text:p>Meta Programming Ruby</text:p>
          </draw:text-box>
        </draw:frame>
        <draw:frame presentation:style-name="pr4" draw:text-style-name="P4" draw:layer="layout" svg:width="25.593cm" svg:height="13.86cm" svg:x="1.077cm" svg:y="4.555cm" presentation:class="subtitle" presentation:user-transformed="true">
          <draw:text-box>
            <text:p text:style-name="P1"><text:span text:style-name="T1">双刃剑：</text:span><text:span text:style-name="T1"><text:line-break/></text:span><text:span text:style-name="T1">优点：可以把代码写的很优雅</text:span><text:span text:style-name="T1">/</text:span><text:span text:style-name="T1">漂亮</text:span><text:span text:style-name="T1">/</text:span><text:span text:style-name="T1">易于理解。</text:span></text:p>
            <text:p text:style-name="P1"><text:span text:style-name="T1"><text:tab/></text:span><text:span text:style-name="T1">缺点：也可以把代码写的一团糟，难于测试。</text:span></text:p>
            <text:p text:style-name="P1"><text:span text:style-name="T1"/></text:p>
            <text:p text:style-name="P1"><text:span text:style-name="T1">测试：</text:span></text:p>
            <text:p text:style-name="P1"><text:span text:style-name="T1"><text:tab/></text:span><text:span text:style-name="T1">把它看成普通代码。该怎么测试就怎么测试。</text:span><text:span text:style-name="T1">(test/unit, rspec)</text:span></text:p>
            <text:p text:style-name="P1"><text:span text:style-name="T1"/></text:p>
            <text:p text:style-name="P1"><text:span text:style-name="T1">我们一定要掌握的理由：</text:span></text:p>
            <text:p text:style-name="P1"><text:span text:style-name="T1"><text:tab/></text:span><text:span text:style-name="T1">深入理解</text:span><text:span text:style-name="T1">RUBY</text:span><text:span text:style-name="T1">的必经之路。</text:span></text:p>
            <text:p text:style-name="P1"><text:span text:style-name="T1"><text:tab/></text:span><text:span text:style-name="T1">看懂开源项目代码的必要条件。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" presentation:class="page"/>
          <draw:frame presentation:style-name="pr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3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ruby structures</text:p>
          </draw:text-box>
        </draw:frame>
        <draw:frame presentation:style-name="pr2" draw:text-style-name="P2" draw:layer="layout" svg:width="26.67cm" svg:height="16.51cm" svg:x="0.635cm" svg:y="2.54cm" presentation:class="subtitle" presentation:user-transformed="true">
          <draw:text-box>
            <text:p text:style-name="P1"><text:span text:style-name="T1"><text:s text:c="4"/></text:span><text:span text:style-name="T1">class Apple </text:span></text:p>
            <text:p text:style-name="P1"><text:span text:style-name="T1"><text:s text:c="4"/></text:span><text:span text:style-name="T1">end</text:span></text:p>
            <text:p text:style-name="P1"><text:span text:style-name="T1"/></text:p>
            <text:p text:style-name="P1"><text:span text:style-name="T1"><text:s text:c="4"/></text:span><text:span text:style-name="T1">apple = Apple.new</text:span></text:p>
            <text:p text:style-name="P1"><text:span text:style-name="T1"><text:s text:c="4"/></text:span><text:span text:style-name="T1">apple.class # =&gt; Apple </text:span></text:p>
            <text:p text:style-name="P1"><text:span text:style-name="T1"><text:s text:c="4"/></text:span><text:span text:style-name="T1">Apple.class # =&gt; Class</text:span></text:p>
            <text:p text:style-name="P1"><text:span text:style-name="T1"><text:s text:c="4"/></text:span><text:span text:style-name="T1">Apple.ancestors # =&gt; [Apple, Object, Kernel] <text:s/></text:span></text:p>
            <text:p text:style-name="P1"><text:span text:style-name="T1"><text:s text:c="4"/></text:span><text:span text:style-name="T1">Apple.superclass # =&gt; Object</text:span></text:p>
            <text:p text:style-name="P1"><text:span text:style-name="T1"><text:s text:c="4"/></text:span><text:span text:style-name="T1">Class.superclass # =&gt; Module</text:span></text:p>
            <text:p text:style-name="P1"><text:span text:style-name="T1"><text:s text:c="4"/></text:span><text:span text:style-name="T1">Module.superclass # =&gt; Object</text:span></text:p>
            <text:p text:style-name="P1"><text:span text:style-name="T1"><text:s text:c="4"/></text:span><text:span text:style-name="T1">Object.class # =&gt; Class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3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4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ruby structure diagram</text:p>
          </draw:text-box>
        </draw:frame>
        <draw:frame presentation:style-name="pr2" draw:text-style-name="P2" draw:layer="layout" svg:width="26.67cm" svg:height="16.51cm" svg:x="0.635cm" svg:y="2.54cm" presentation:class="subtitle" presentation:user-transformed="true">
          <draw:text-box>
            <text:p>todo: add diagram here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4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5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method receiver</text:p>
          </draw:text-box>
        </draw:frame>
        <draw:frame presentation:style-name="pr2" draw:text-style-name="P2" draw:layer="layout" svg:width="26.67cm" svg:height="16.51cm" svg:x="0.635cm" svg:y="2.54cm" presentation:class="subtitle" presentation:user-transformed="true">
          <draw:text-box>
            <text:p text:style-name="P1"><text:span text:style-name="T1">receiver: <text:s/>an object that you call a method on. </text:span></text:p>
            <text:p text:style-name="P1"><text:span text:style-name="T1"/></text:p>
            <text:p text:style-name="P1"><text:span text:style-name="T1">receiver = "some string"</text:span></text:p>
            <text:p text:style-name="P1"><text:span text:style-name="T1">receiver.reverse() <text:s text:c="3"/># here the 'receiver' is the receiver.</text:span></text:p>
            <text:p text:style-name="P1"><text:span text:style-name="T1"/></text:p>
            <text:p text:style-name="P1"><text:span text:style-name="T1">irb(main):001:0&gt; receiver = "some string"</text:span></text:p>
            <text:p text:style-name="P1"><text:span text:style-name="T1">=&gt; "some string"</text:span></text:p>
            <text:p text:style-name="P1"><text:span text:style-name="T1">irb(main):002:0&gt; receiver.reverse()</text:span></text:p>
            <text:p text:style-name="P1"><text:span text:style-name="T1">=&gt; "gnirts emos"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5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6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what is self in Ruby</text:p>
          </draw:text-box>
        </draw:frame>
        <draw:frame presentation:style-name="pr2" draw:text-style-name="P2" draw:layer="layout" svg:width="26.67cm" svg:height="16.51cm" svg:x="0.635cm" svg:y="2.54cm" presentation:class="subtitle" presentation:user-transformed="true">
          <draw:text-box>
            <text:p text:style-name="P1"><text:span text:style-name="T1">the receiver object, the current receiver.</text:span></text:p>
            <text:p text:style-name="P1"><text:span text:style-name="T1"/></text:p>
            <text:p text:style-name="P1"><text:span text:style-name="T1">puts self <text:s/># =&gt; main, an instance of Object</text:span></text:p>
            <text:p text:style-name="P1"><text:span text:style-name="T1"/></text:p>
            <text:p text:style-name="P1"><text:span text:style-name="T1">class Foo</text:span></text:p>
            <text:p text:style-name="P1"><text:span text:style-name="T1"><text:s text:c="2"/></text:span><text:span text:style-name="T1">puts self <text:s text:c="2"/># =&gt; Foo</text:span></text:p>
            <text:p text:style-name="P1"><text:span text:style-name="T1">end</text:span></text:p>
            <text:p text:style-name="P1"><text:span text:style-name="T1"/></text:p>
            <text:p text:style-name="P1"><text:span text:style-name="T1">puts self <text:s/># =&gt; main .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6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7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core methods</text:p>
          </draw:text-box>
        </draw:frame>
        <draw:frame presentation:style-name="pr2" draw:text-style-name="P2" draw:layer="layout" svg:width="26.67cm" svg:height="16.51cm" svg:x="0.635cm" svg:y="2.539cm" presentation:class="subtitle" presentation:user-transformed="true">
          <draw:text-box>
            <text:p text:style-name="P5"><text:span text:style-name="T1">To learn about the following methods read The Book of Ruby, Chapter 20: Dynamic Programming.</text:span></text:p>
            <text:p text:style-name="P5"><text:span text:style-name="T1"/></text:p>
            <text:p text:style-name="P5"><text:span text:style-name="T1">1. eval, instance_eval , class_eval (aka: module_eval)</text:span></text:p>
            <text:p text:style-name="P5"><text:span text:style-name="T1">2. class_variable_set, class_variable_get, class_variables (Try it out: instance_variables), instance_variable_set (Try it out: instance_variable_get)</text:span></text:p>
            <text:p text:style-name="P5"><text:span text:style-name="T1">3. define_method, send (Try it out: method), remove_method, undef_method, method_missing</text:span></text:p>
            <text:p text:style-name="P5"><text:span text:style-name="T1">4. const_set, const_get (Try it out: constants)</text:span></text:p>
            <text:p text:style-name="P5"><text:span text:style-name="T1">5. Class.new (Try it out: Struct.new)</text:span></text:p>
            <text:p text:style-name="P5"><text:span text:style-name="T1">6. binding (Try it out: lambda)</text:span></text:p>
            <text:p text:style-name="P5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7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8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refactoring: </text:p>
          </draw:text-box>
        </draw:frame>
        <draw:frame presentation:style-name="pr2" draw:text-style-name="P2" draw:layer="layout" svg:width="26.67cm" svg:height="16.51cm" svg:x="0.635cm" svg:y="2.54cm" presentation:class="subtitle" presentation:user-transformed="true">
          <draw:text-box>
            <text:p text:style-name="P5"><text:span text:style-name="T1">def eat_apple</text:span></text:p>
            <text:p text:style-name="P5"><text:span text:style-name="T1"><text:s text:c="2"/></text:span><text:span text:style-name="T1">puts “apple is great!”</text:span></text:p>
            <text:p text:style-name="P5"><text:span text:style-name="T1">end</text:span></text:p>
            <text:p text:style-name="P5"><text:span text:style-name="T1"/></text:p>
            <text:p text:style-name="P5"><text:span text:style-name="T1">def eat_banana</text:span></text:p>
            <text:p text:style-name="P5"><text:span text:style-name="T1"><text:s text:c="2"/></text:span><text:span text:style-name="T1">puts “banana is great!”</text:span></text:p>
            <text:p text:style-name="P5"><text:span text:style-name="T1">end</text:span></text:p>
            <text:p text:style-name="P5"><text:span text:style-name="T1"/></text:p>
            <text:p text:style-name="P5"><text:span text:style-name="T1">[:apple, :banana].each do |fruit|</text:span></text:p>
            <text:p text:style-name="P5"><text:span text:style-name="T1"><text:s text:c="2"/></text:span><text:span text:style-name="T1">define_method “eat_#{fruit}” do </text:span></text:p>
            <text:p text:style-name="P5"><text:span text:style-name="T1"><text:s text:c="4"/></text:span><text:span text:style-name="T1">puts “#{fruit} is great!”</text:span></text:p>
            <text:p text:style-name="P5"><text:span text:style-name="T1"><text:s text:c="2"/></text:span><text:span text:style-name="T1">end</text:span></text:p>
            <text:p text:style-name="P5"><text:span text:style-name="T1">end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8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9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refactoring: 双刃剑</text:p>
          </draw:text-box>
        </draw:frame>
        <draw:frame presentation:style-name="pr2" draw:text-style-name="P2" draw:layer="layout" svg:width="26.67cm" svg:height="16.51cm" svg:x="0.635cm" svg:y="2.54cm" presentation:class="subtitle" presentation:user-transformed="true">
          <draw:text-box>
            <text:p text:style-name="P5"><text:span text:style-name="T1">一定要为动态方法加上注释，便于</text:span><text:span text:style-name="T1">IDE</text:span><text:span text:style-name="T1">找到。</text:span></text:p>
            <text:p text:style-name="P5"><text:span text:style-name="T1"># define methods:</text:span></text:p>
            <text:p text:style-name="P5"><text:span text:style-name="T1"># eat_apple</text:span></text:p>
            <text:p text:style-name="P5"><text:span text:style-name="T1"># eat_banana</text:span></text:p>
            <text:p text:style-name="P5"><text:span text:style-name="T1">[:apple, :banana].each do |fruit|</text:span></text:p>
            <text:p text:style-name="P5"><text:span text:style-name="T1"><text:s text:c="2"/></text:span><text:span text:style-name="T1">define_method “eat_#{fruit}” do </text:span></text:p>
            <text:p text:style-name="P5"><text:span text:style-name="T1"><text:s text:c="4"/></text:span><text:span text:style-name="T1">puts “#{fruit} is great!”</text:span></text:p>
            <text:p text:style-name="P5"><text:span text:style-name="T1"><text:s text:c="2"/></text:span><text:span text:style-name="T1">end</text:span></text:p>
            <text:p text:style-name="P5"><text:span text:style-name="T1">end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9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Basics: <text:s/>eval</text:p>
          </draw:text-box>
        </draw:frame>
        <draw:frame presentation:style-name="pr2" draw:text-style-name="P2" draw:layer="layout" svg:width="26.67cm" svg:height="16.51cm" svg:x="0.635cm" svg:y="2.54cm" presentation:class="subtitle" presentation:user-transformed="true">
          <draw:text-box>
            <text:p text:style-name="P5"><text:span text:style-name="T1">eval mean: evaluate</text:span></text:p>
            <text:p text:style-name="P5"><text:span text:style-name="T1"/></text:p>
            <text:p text:style-name="P5"><text:span text:style-name="T1">string = &lt;&lt;-CODE</text:span></text:p>
            <text:p text:style-name="P5"><text:span text:style-name="T1"><text:s text:c="2"/></text:span><text:span text:style-name="T1">(1..5).each { puts " I love Apple! "}</text:span></text:p>
            <text:p text:style-name="P5"><text:span text:style-name="T1">CODE</text:span></text:p>
            <text:p text:style-name="P5"><text:span text:style-name="T1">eval(string)</text:span></text:p>
            <text:p text:style-name="P5"><text:span text:style-name="T1"/></text:p>
            <text:p text:style-name="P5"><text:span text:style-name="T1">output : <text:s/>=&gt; </text:span></text:p>
            <text:p text:style-name="P5"><text:span text:style-name="T1"/></text:p>
            <text:p text:style-name="P5"><text:span text:style-name="T1"><text:s/></text:span><text:span text:style-name="T1">I love Apple! </text:span></text:p>
            <text:p text:style-name="P5"><text:span text:style-name="T1"><text:s/></text:span><text:span text:style-name="T1">I love Apple! </text:span></text:p>
            <text:p text:style-name="P5"><text:span text:style-name="T1"><text:s/></text:span><text:span text:style-name="T1">I love Apple! </text:span></text:p>
            <text:p text:style-name="P5"><text:span text:style-name="T1"><text:s/></text:span><text:span text:style-name="T1">I love Apple! </text:span></text:p>
            <text:p text:style-name="P5"><text:span text:style-name="T1"><text:s/></text:span><text:span text:style-name="T1">I love Apple! 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0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Basics: <text:s/>class_eval</text:p>
          </draw:text-box>
        </draw:frame>
        <draw:frame presentation:style-name="pr2" draw:text-style-name="P2" draw:layer="layout" svg:width="26.67cm" svg:height="16.51cm" svg:x="0.635cm" svg:y="2.64cm" presentation:class="subtitle" presentation:user-transformed="true">
          <draw:text-box>
            <text:p text:style-name="P5"><text:span text:style-name="T1">class Apple</text:span></text:p>
            <text:p text:style-name="P5"><text:span text:style-name="T1">end</text:span></text:p>
            <text:p text:style-name="P5"><text:span text:style-name="T1"/></text:p>
            <text:p text:style-name="P5"><text:span text:style-name="T1">Apple.class_eval(%Q{ def say_hi; puts 'hi'; end })</text:span></text:p>
            <text:p text:style-name="P5"><text:span text:style-name="T1">Apple.new.say_hi <text:s text:c="3"/># =&gt; hi</text:span></text:p>
            <text:p text:style-name="P5"><text:span text:style-name="T1"/></text:p>
            <text:p text:style-name="P5"><text:span text:style-name="T1">Apple.class_eval(%Q{ def say_error; raise 'error'; end }, "apple.rb", 123)</text:span></text:p>
            <text:p text:style-name="P5"><text:span text:style-name="T1"/></text:p>
            <text:p text:style-name="P5"><text:span text:style-name="T1">Apple.new.say_error <text:s text:c="3"/># =&gt;</text:span></text:p>
            <text:p text:style-name="P5"><text:span text:style-name="T1">apple.rb:123:in `say_error': error (RuntimeError)</text:span></text:p>
            <text:p text:style-name="P5"><text:span text:style-name="T1"><text:tab/></text:span><text:span text:style-name="T1">from ...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1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Basics: instance_eval</text:p>
          </draw:text-box>
        </draw:frame>
        <draw:frame presentation:style-name="pr2" draw:text-style-name="P2" draw:layer="layout" svg:width="26.67cm" svg:height="16.51cm" svg:x="0.635cm" svg:y="2.54cm" presentation:class="subtitle" presentation:user-transformed="true">
          <draw:text-box>
            <text:p text:style-name="P5"><text:span text:style-name="T1">这两</text:span><text:span text:style-name="T1">asdfasdfasdfasdfsadfasfs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2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Basic: class_variables</text:p>
          </draw:text-box>
        </draw:frame>
        <draw:frame presentation:style-name="pr2" draw:text-style-name="P2" draw:layer="layout" svg:width="26.67cm" svg:height="16.51cm" svg:x="0.635cm" svg:y="2.54cm" presentation:class="subtitle" presentation:user-transformed="true">
          <draw:text-box>
            <text:p text:style-name="P5"><text:span text:style-name="T1">class Fruit</text:span></text:p>
            <text:p text:style-name="P5"><text:span text:style-name="T1"><text:s text:c="2"/></text:span><text:span text:style-name="T1">@@name = 'fruit'</text:span></text:p>
            <text:p text:style-name="P5"><text:span text:style-name="T1">end</text:span></text:p>
            <text:p text:style-name="P5"><text:span text:style-name="T1">class Apple &lt; Fruit</text:span></text:p>
            <text:p text:style-name="P5"><text:span text:style-name="T1"><text:s text:c="2"/></text:span><text:span text:style-name="T1">@@color = 'red'</text:span></text:p>
            <text:p text:style-name="P5"><text:span text:style-name="T1"><text:s text:c="2"/></text:span><text:span text:style-name="T1">@@taste = 'good'</text:span></text:p>
            <text:p text:style-name="P5"><text:span text:style-name="T1">end</text:span></text:p>
            <text:p text:style-name="P5"><text:span text:style-name="T1"/></text:p>
            <text:p text:style-name="P5"><text:span text:style-name="T1">Fruit.class_variables.inspect <text:s/># =&gt; ["@@name"]</text:span></text:p>
            <text:p text:style-name="P5"><text:span text:style-name="T1">Apple.class_variables.inspect # =&gt; ["@@taste", "@@color", "@@name"]</text:span></text:p>
            <text:p text:style-name="P5"><text:span text:style-name="T1">Apple.class_variable_defined? :@@color # =&gt; true</text:span></text:p>
            <text:p text:style-name="P5"><text:span text:style-name="T1">Apple.send(:class_variable_get,:@@color) # =&gt; 'red'</text:span></text:p>
            <text:p text:style-name="P5"><text:span text:style-name="T1">Apple.send :class_variable_set,:@@color, 'dark red'</text:span></text:p>
            <text:p text:style-name="P5"><text:span text:style-name="T1">Apple.send(:class_variable_get,:@@color) # =&gt; 'dark red'</text:span></text:p>
            <text:p text:style-name="P5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3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placeholder="true" presentation:user-transformed="true">
          <draw:text-box/>
        </draw:frame>
        <draw:frame presentation:style-name="pr2" draw:text-style-name="P2" draw:layer="layout" svg:width="26.67cm" svg:height="16.51cm" svg:x="0.635cm" svg:y="2.54cm" presentation:class="subtitle" presentation:user-transformed="true">
          <draw:text-box>
            <text:p text:style-name="P5"><text:span text:style-name="T1">这两</text:span><text:span text:style-name="T1">asdfasdfasdfasdfsadfasfs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4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Substitude Class</text:p>
          </draw:text-box>
        </draw:frame>
        <draw:frame presentation:style-name="pr2" draw:text-style-name="P2" draw:layer="layout" svg:width="26.67cm" svg:height="16.51cm" svg:x="0.635cm" svg:y="2.538cm" presentation:class="subtitle" presentation:user-transformed="true">
          <draw:text-box>
            <text:p text:style-name="P1"><text:span text:style-name="T1">class Apple</text:span></text:p>
            <text:p text:style-name="P1"><text:span text:style-name="T1"><text:s text:c="2"/></text:span><text:span text:style-name="T1">def taste; <text:s text:c="3"/>puts "good"; <text:s/>end </text:span></text:p>
            <text:p text:style-name="P1"><text:span text:style-name="T1">end</text:span></text:p>
            <text:p text:style-name="P1"><text:span text:style-name="T1"/></text:p>
            <text:p text:style-name="P1"><text:span text:style-name="T1">class MockApple</text:span></text:p>
            <text:p text:style-name="P1"><text:span text:style-name="T1"><text:s text:c="2"/></text:span><text:span text:style-name="T1">def taste; <text:s text:c="3"/>puts "this is a mock apple... tastes also good!"; <text:s text:c="2"/>end </text:span></text:p>
            <text:p text:style-name="P1"><text:span text:style-name="T1">end</text:span></text:p>
            <text:p text:style-name="P1"><text:span text:style-name="T1"/></text:p>
            <text:p text:style-name="P1"><text:span text:style-name="T1">Apple.new.taste <text:s/># =&gt; “good”</text:span></text:p>
            <text:p text:style-name="P1"><text:span text:style-name="T1"/></text:p>
            <text:p text:style-name="P1"><text:span text:style-name="T1">Object.send(:remove_const, "Apple")</text:span></text:p>
            <text:p text:style-name="P1"><text:span text:style-name="T1">Object.send(:const_set, "Apple", MockApple)</text:span></text:p>
            <text:p text:style-name="P1"><text:span text:style-name="T1"/></text:p>
            <text:p text:style-name="P1"><text:span text:style-name="T1">Apple.new.taste # =&gt; "this is a mock apple... tastes also good!"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5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Dynamic define methods</text:p>
          </draw:text-box>
        </draw:frame>
        <draw:frame presentation:style-name="pr2" draw:text-style-name="P2" draw:layer="layout" svg:width="26.67cm" svg:height="16.51cm" svg:x="0.635cm" svg:y="2.536cm" presentation:class="subtitle" presentation:user-transformed="true">
          <draw:text-box>
            <text:p text:style-name="P1"><text:span text:style-name="T1">class Apple</text:span></text:p>
            <text:p text:style-name="P1"><text:span text:style-name="T1">end</text:span></text:p>
            <text:p text:style-name="P1"><text:span text:style-name="T1"/></text:p>
            <text:p text:style-name="P1"><text:span text:style-name="T1"><text:s text:c="4"/></text:span><text:span text:style-name="T1">a = Apple.new</text:span></text:p>
            <text:p text:style-name="P1"><text:span text:style-name="T1"><text:s text:c="4"/></text:span><text:span text:style-name="T1">a.instance_eval{ <text:s text:c="7"/>def say_hi ; <text:s text:c="8"/>puts 'hi'; <text:s text:c="6"/>end <text:s text:c="4"/>} <text:s text:c="2"/></text:span></text:p>
            <text:p text:style-name="P1"><text:span text:style-name="T1"><text:s text:c="4"/></text:span><text:span text:style-name="T1">a.say_hi <text:s/># =&gt; 'hi'</text:span></text:p>
            <text:p text:style-name="P1"><text:span text:style-name="T1"/></text:p>
            <text:p text:style-name="P1"><text:span text:style-name="T1"><text:s text:c="4"/></text:span><text:span text:style-name="T1">b = Apple.new <text:s/></text:span></text:p>
            <text:p text:style-name="P1"><text:span text:style-name="T1"><text:s text:c="4"/></text:span><text:span text:style-name="T1">b.say_hi <text:s/># NoMethodError: undefined method `say_hi' ….</text:span></text:p>
            <text:p text:style-name="P1"><text:span text:style-name="T1"/></text:p>
            <text:p text:style-name="P1"><text:span text:style-name="T1"><text:s text:c="4"/></text:span><text:span text:style-name="T1">Apple.class_eval { <text:s text:c="2"/></text:span></text:p>
            <text:p text:style-name="P1"><text:span text:style-name="T1"><text:s text:c="8"/></text:span><text:span text:style-name="T1">define_method :say_goodbye do; <text:s/>puts "goodbye"; <text:s text:c="3"/>end </text:span></text:p>
            <text:p text:style-name="P1"><text:span text:style-name="T1"><text:s text:c="4"/></text:span><text:span text:style-name="T1">} <text:s text:c="2"/></text:span></text:p>
            <text:p text:style-name="P1"><text:span text:style-name="T1"><text:s text:c="4"/></text:span><text:span text:style-name="T1">Apple.new.say_goodbye # =&gt; "goodbye"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6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Scope被class/module/def定义</text:p>
          </draw:text-box>
        </draw:frame>
        <draw:frame presentation:style-name="pr2" draw:text-style-name="P2" draw:layer="layout" svg:width="26.67cm" svg:height="16.51cm" svg:x="0.635cm" svg:y="2.539cm" presentation:class="subtitle" presentation:user-transformed="true">
          <draw:text-box>
            <text:p text:style-name="P1"><text:span text:style-name="T1">var = "meta"</text:span></text:p>
            <text:p text:style-name="P1"><text:span text:style-name="T1">class Apple</text:span></text:p>
            <text:p text:style-name="P1"><text:span text:style-name="T1"><text:s text:c="2"/></text:span><text:span text:style-name="T1">puts var # undefined local variable or method `var' for Apple...</text:span></text:p>
            <text:p text:style-name="P1"><text:span text:style-name="T1">end <text:s text:c="2"/></text:span></text:p>
            <text:p text:style-name="P1"><text:span text:style-name="T1"/></text:p>
            <text:p text:style-name="P1"><text:span text:style-name="T1">module Banana</text:span></text:p>
            <text:p text:style-name="P1"><text:span text:style-name="T1"><text:s text:c="2"/></text:span><text:span text:style-name="T1">puts var # undefined local variable or method `var' for Banana...</text:span></text:p>
            <text:p text:style-name="P1"><text:span text:style-name="T1">end</text:span></text:p>
            <text:p text:style-name="P1"><text:span text:style-name="T1"/></text:p>
            <text:p text:style-name="P1"><text:span text:style-name="T1">class Apple</text:span></text:p>
            <text:p text:style-name="P1"><text:span text:style-name="T1"><text:s text:c="2"/></text:span><text:span text:style-name="T1">color = 'red'</text:span></text:p>
            <text:p text:style-name="P1"><text:span text:style-name="T1"><text:s text:c="2"/></text:span><text:span text:style-name="T1">def show_color; <text:s text:c="3"/>puts color; <text:s/>end</text:span></text:p>
            <text:p text:style-name="P1"><text:span text:style-name="T1">end</text:span></text:p>
            <text:p text:style-name="P1"><text:span text:style-name="T1">Apple.new.show_color # undefined local variable or method `color' ...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7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Flat Scope</text:p>
          </draw:text-box>
        </draw:frame>
        <draw:frame presentation:style-name="pr2" draw:text-style-name="P2" draw:layer="layout" svg:width="26.67cm" svg:height="16.759cm" svg:x="0.635cm" svg:y="2.415cm" presentation:class="subtitle" presentation:user-transformed="true">
          <draw:text-box>
            <text:p text:style-name="P1"><text:span text:style-name="T1">1. </text:span><text:span text:style-name="T1">名字固定的</text:span><text:span text:style-name="T1">class. <text:s/></text:span></text:p>
            <text:p text:style-name="P1"><text:span text:style-name="T1">class Apple</text:span></text:p>
            <text:p text:style-name="P1"><text:span text:style-name="T1"><text:s text:c="2"/></text:span><text:span text:style-name="T1">taste = "sweet"</text:span></text:p>
            <text:p text:style-name="P1"><text:span text:style-name="T1"><text:s text:c="2"/></text:span><text:span text:style-name="T1">define_method "taste" do ; <text:s text:c="4"/>puts "very #{taste}" ; <text:s text:c="2"/>end </text:span></text:p>
            <text:p text:style-name="P1"><text:span text:style-name="T1">end</text:span></text:p>
            <text:p text:style-name="P1"><text:span text:style-name="T1"/></text:p>
            <text:p text:style-name="P1"><text:span text:style-name="T1">Apple.new.taste # =&gt; <text:s/>“very sweet”</text:span></text:p>
            <text:p text:style-name="P1"><text:span text:style-name="T1"/></text:p>
            <text:p text:style-name="P1"><text:span text:style-name="T1">2. </text:span><text:span text:style-name="T1">动态名字的</text:span><text:span text:style-name="T1">class name:</text:span></text:p>
            <text:p text:style-name="P1"><text:span text:style-name="T1">operation = "say"</text:span></text:p>
            <text:p text:style-name="P1"><text:span text:style-name="T1">target = "hi"</text:span></text:p>
            <text:p text:style-name="P1"><text:span text:style-name="T1">dynamic_class_name = Class.new do</text:span></text:p>
            <text:p text:style-name="P1"><text:span text:style-name="T1"><text:s text:c="2"/></text:span><text:span text:style-name="T1">define_method operation do; <text:s text:c="3"/>puts "#{operation} #{target}"; <text:s/>end </text:span></text:p>
            <text:p text:style-name="P1"><text:span text:style-name="T1">end</text:span></text:p>
            <text:p text:style-name="P1"><text:span text:style-name="T1">Kernel.const_set("DynamicClassName", dynamic_class_name)</text:span></text:p>
            <text:p text:style-name="P1"><text:span text:style-name="T1"/></text:p>
            <text:p text:style-name="P1"><text:span text:style-name="T1">DynamicClassName.new.say #=&gt; “say hi”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8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Mixin</text:p>
          </draw:text-box>
        </draw:frame>
        <draw:frame presentation:style-name="pr2" draw:text-style-name="P2" draw:layer="layout" svg:width="26.67cm" svg:height="16.51cm" svg:x="0.635cm" svg:y="2.54cm" presentation:class="subtitle" presentation:user-transformed="true">
          <draw:text-box>
            <text:p text:style-name="P1"><text:span text:style-name="T1">就是</text:span><text:span text:style-name="T1">include </text:span><text:span text:style-name="T1">多个</text:span><text:span text:style-name="T1">module (</text:span><text:span text:style-name="T1">例子）</text:span></text:p>
            <text:p text:style-name="P1"><text:span text:style-name="T1">module A</text:span></text:p>
            <text:p text:style-name="P1"><text:span text:style-name="T1"><text:s text:c="2"/></text:span><text:span text:style-name="T1">def say_hi; <text:s/>puts “hi” ; end </text:span></text:p>
            <text:p text:style-name="P1"><text:span text:style-name="T1">end</text:span></text:p>
            <text:p text:style-name="P1"><text:span text:style-name="T1">module B </text:span></text:p>
            <text:p text:style-name="P1"><text:span text:style-name="T1"><text:s text:c="2"/></text:span><text:span text:style-name="T1">def say_goodbye; <text:s/>puts “goodbye” ; end </text:span></text:p>
            <text:p text:style-name="P1"><text:span text:style-name="T1">end</text:span></text:p>
            <text:p text:style-name="P1"><text:span text:style-name="T1"/></text:p>
            <text:p text:style-name="P1"><text:span text:style-name="T1">class C</text:span></text:p>
            <text:p text:style-name="P1"><text:span text:style-name="T1"><text:s text:c="2"/></text:span><text:span text:style-name="T1">include A</text:span></text:p>
            <text:p text:style-name="P1"><text:span text:style-name="T1"><text:s text:c="2"/></text:span><text:span text:style-name="T1">include B</text:span></text:p>
            <text:p text:style-name="P1"><text:span text:style-name="T1">end</text:span></text:p>
            <text:p text:style-name="P1"><text:span text:style-name="T1"/></text:p>
            <text:p text:style-name="P1"><text:span text:style-name="T1">c = C.new</text:span></text:p>
            <text:p text:style-name="P1"><text:span text:style-name="T1">c.say_hi <text:s/># =&gt; “hi”</text:span></text:p>
            <text:p text:style-name="P1"><text:span text:style-name="T1">c.say_goodbye # =&gt; “goodbye”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9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Hooks: include/extend</text:p>
          </draw:text-box>
        </draw:frame>
        <draw:frame presentation:style-name="pr2" draw:text-style-name="P2" draw:layer="layout" svg:width="26.67cm" svg:height="16.51cm" svg:x="0.635cm" svg:y="2.54cm" presentation:class="subtitle" presentation:user-transformed="true">
          <draw:text-box>
            <text:p text:style-name="P1"><text:span text:style-name="T1">这两个钩子方法会被触发：</text:span></text:p>
            <text:p text:style-name="P1"><text:span text:style-name="T1"/></text:p>
            <text:p text:style-name="P1"><text:span text:style-name="T1">module M</text:span></text:p>
            <text:p text:style-name="P1"><text:span text:style-name="T1"><text:s text:c="2"/></text:span><text:span text:style-name="T1">def self.extended(another)</text:span></text:p>
            <text:p text:style-name="P1"><text:span text:style-name="T1"><text:s text:c="4"/></text:span><text:span text:style-name="T1">puts "#{self} is extended by #{another}"</text:span></text:p>
            <text:p text:style-name="P1"><text:span text:style-name="T1"><text:s text:c="2"/></text:span><text:span text:style-name="T1">end</text:span></text:p>
            <text:p text:style-name="P1"><text:span text:style-name="T1"><text:s text:c="2"/></text:span><text:span text:style-name="T1">def self.included(another)</text:span></text:p>
            <text:p text:style-name="P1"><text:span text:style-name="T1"><text:s text:c="4"/></text:span><text:span text:style-name="T1">puts "#{self} is included by #{another}"</text:span></text:p>
            <text:p text:style-name="P1"><text:span text:style-name="T1"><text:s text:c="2"/></text:span><text:span text:style-name="T1">end</text:span></text:p>
            <text:p text:style-name="P1"><text:span text:style-name="T1">end</text:span></text:p>
            <text:p text:style-name="P1"><text:span text:style-name="T1"/></text:p>
            <text:p text:style-name="P1"><text:span text:style-name="T1">class C; include M end <text:s/>#=&gt; M is extended by C</text:span></text:p>
            <text:p text:style-name="P1"><text:span text:style-name="T1">class D; extend M end <text:s/>#=&gt; M is extended by D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0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Extension Mixin的例子</text:p>
          </draw:text-box>
        </draw:frame>
        <draw:frame presentation:style-name="pr4" draw:text-style-name="P6" draw:layer="layout" svg:width="25.593cm" svg:height="15.828cm" svg:x="1.077cm" svg:y="2.417cm" presentation:class="subtitle" presentation:user-transformed="true">
          <draw:text-box>
            <text:p text:style-name="P1"><text:span text:style-name="T1"/></text:p>
            <text:p text:style-name="P1"><text:span text:style-name="T1">使用一个</text:span><text:span text:style-name="T1">include, </text:span><text:span text:style-name="T1">就能同时实现 </text:span><text:span text:style-name="T1">include/extend</text:span><text:span text:style-name="T1">的功能（增加 </text:span><text:span text:style-name="T1">instance / class methods ) </text:span></text:p>
            <text:p text:style-name="P1"><text:span text:style-name="T1"/></text:p>
            <text:p text:style-name="P1"><text:span text:style-name="T1">module M</text:span></text:p>
            <text:p text:style-name="P1"><text:span text:style-name="T1"><text:s text:c="2"/></text:span><text:span text:style-name="T1">def self.included(base)</text:span></text:p>
            <text:p text:style-name="P1"><text:span text:style-name="T1"><text:s text:c="4"/></text:span><text:span text:style-name="T1">base.extend(ClassMethods)</text:span></text:p>
            <text:p text:style-name="P1"><text:span text:style-name="T1"><text:s text:c="2"/></text:span><text:span text:style-name="T1">end </text:span></text:p>
            <text:p text:style-name="P1"><text:span text:style-name="T1"><text:s text:c="2"/></text:span><text:span text:style-name="T1">module ClassMethods</text:span></text:p>
            <text:p text:style-name="P1"><text:span text:style-name="T1"><text:s text:c="4"/></text:span><text:span text:style-name="T1">def say_hi; "hi" end</text:span></text:p>
            <text:p text:style-name="P1"><text:span text:style-name="T1"><text:s text:c="2"/></text:span><text:span text:style-name="T1">end </text:span></text:p>
            <text:p text:style-name="P1"><text:span text:style-name="T1"><text:s text:c="2"/></text:span><text:span text:style-name="T1">def say_goodbye; "goodbye" end</text:span></text:p>
            <text:p text:style-name="P1"><text:span text:style-name="T1">end</text:span></text:p>
            <text:p text:style-name="P1"><text:span text:style-name="T1"/></text:p>
            <text:p text:style-name="P1"><text:span text:style-name="T1">class C; include M end</text:span></text:p>
            <text:p text:style-name="P1"><text:span text:style-name="T1">C.say_hi <text:s text:c="2"/># =&gt; “hi”</text:span></text:p>
            <text:p text:style-name="P1"><text:span text:style-name="T1">C.new.say_goodbye # =&gt; “goodbye”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1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Self Yield</text:p>
          </draw:text-box>
        </draw:frame>
        <draw:frame presentation:style-name="pr2" draw:text-style-name="P2" draw:layer="layout" svg:width="26.67cm" svg:height="16.51cm" svg:x="0.635cm" svg:y="2.54cm" presentation:class="subtitle" presentation:user-transformed="true">
          <draw:text-box>
            <text:p text:style-name="P1"><text:span text:style-name="T1">class Book</text:span></text:p>
            <text:p text:style-name="P1"><text:span text:style-name="T1"><text:s text:c="2"/></text:span><text:span text:style-name="T1">attr_accessor :title, :published_at</text:span></text:p>
            <text:p text:style-name="P1"><text:span text:style-name="T1"><text:s text:c="2"/></text:span><text:span text:style-name="T1">def initialize &amp;block</text:span></text:p>
            <text:p text:style-name="P1"><text:span text:style-name="T1"><text:s text:c="4"/></text:span><text:span text:style-name="T1">yield self</text:span></text:p>
            <text:p text:style-name="P1"><text:span text:style-name="T1"><text:s text:c="2"/></text:span><text:span text:style-name="T1">end </text:span></text:p>
            <text:p text:style-name="P1"><text:span text:style-name="T1">end</text:span></text:p>
            <text:p text:style-name="P1"><text:span text:style-name="T1"/></text:p>
            <text:p text:style-name="P1"><text:span text:style-name="T1">book = Book.new do |b| </text:span></text:p>
            <text:p text:style-name="P1"><text:span text:style-name="T1"><text:s text:c="2"/></text:span><text:span text:style-name="T1">b.title = "diablo"</text:span></text:p>
            <text:p text:style-name="P1"><text:span text:style-name="T1"><text:s text:c="2"/></text:span><text:span text:style-name="T1">b.published_at = "2012-12-12"</text:span></text:p>
            <text:p text:style-name="P1"><text:span text:style-name="T1">end</text:span></text:p>
            <text:p text:style-name="P1"><text:span text:style-name="T1"/></text:p>
            <text:p text:style-name="P1"><text:span text:style-name="T1">puts book.inspect <text:s/># =&gt; #&lt;Book:0xb78d0934 @published_at="2012-12-12", @title="diablo"&gt;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2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3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Class Method</text:p>
          </draw:text-box>
        </draw:frame>
        <draw:frame presentation:style-name="pr2" draw:text-style-name="P2" draw:layer="layout" svg:width="26.67cm" svg:height="16.51cm" svg:x="0.635cm" svg:y="2.539cm" presentation:class="subtitle" presentation:user-transformed="true">
          <draw:text-box>
            <text:p text:style-name="P1"><text:span text:style-name="T1">通过两种形式定义 </text:span><text:span text:style-name="T1">class method. (singleton method)</text:span></text:p>
            <text:p text:style-name="P1"><text:span text:style-name="T1">class Apple</text:span></text:p>
            <text:p text:style-name="P1"><text:span text:style-name="T1"><text:s text:c="2"/></text:span><text:span text:style-name="T1">def self.color ; <text:s text:c="3"/>"red"; <text:s/>end</text:span></text:p>
            <text:p text:style-name="P1"><text:span text:style-name="T1"><text:s text:c="2"/></text:span><text:span text:style-name="T1">class &lt;&lt; self</text:span></text:p>
            <text:p text:style-name="P1"><text:span text:style-name="T1"><text:s text:c="4"/></text:span><text:span text:style-name="T1">def size; <text:s text:c="5"/>"big"; <text:s text:c="3"/>end</text:span></text:p>
            <text:p text:style-name="P1"><text:span text:style-name="T1"><text:s text:c="2"/></text:span><text:span text:style-name="T1">end</text:span></text:p>
            <text:p text:style-name="P1"><text:span text:style-name="T1">end</text:span></text:p>
            <text:p text:style-name="P1"><text:span text:style-name="T1"/></text:p>
            <text:p text:style-name="P1"><text:span text:style-name="T1">Apple.color <text:s/># =&gt; “red”</text:span></text:p>
            <text:p text:style-name="P1"><text:span text:style-name="T1">Apple.size # =&gt; “big”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3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4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Singleton Method</text:p>
          </draw:text-box>
        </draw:frame>
        <draw:frame presentation:style-name="pr2" draw:text-style-name="P2" draw:layer="layout" svg:width="26.67cm" svg:height="16.51cm" svg:x="0.635cm" svg:y="2.539cm" presentation:class="subtitle" presentation:user-transformed="true">
          <draw:text-box>
            <text:p text:style-name="P1"><text:span text:style-name="T1">Singleton Method != Class Method</text:span></text:p>
            <text:p text:style-name="P1"><text:span text:style-name="T1"/></text:p>
            <text:p text:style-name="P1"><text:span text:style-name="T1">require 'test/unit'</text:span></text:p>
            <text:p text:style-name="P1"><text:span text:style-name="T1">class SingletonTest &lt; Test::Unit::TestCase</text:span></text:p>
            <text:p text:style-name="P1"><text:span text:style-name="T1"><text:s text:c="2"/></text:span><text:span text:style-name="T1">def test_singleton_method_from_an_instance</text:span></text:p>
            <text:p text:style-name="P1"><text:span text:style-name="T1"><text:s text:c="4"/></text:span><text:span text:style-name="T1">obj="222"</text:span></text:p>
            <text:p text:style-name="P1"><text:span text:style-name="T1"><text:s text:c="4"/></text:span><text:span text:style-name="T1">class &lt;&lt; obj</text:span></text:p>
            <text:p text:style-name="P1"><text:span text:style-name="T1"><text:s text:c="6"/></text:span><text:span text:style-name="T1">def singleton_method; <text:s text:c="8"/>"x"; <text:s text:c="5"/>end</text:span></text:p>
            <text:p text:style-name="P1"><text:span text:style-name="T1"><text:s text:c="4"/></text:span><text:span text:style-name="T1">end</text:span></text:p>
            <text:p text:style-name="P1"><text:span text:style-name="T1"><text:s text:c="4"/></text:span><text:span text:style-name="T1">assert_equal "x", obj.singleton_method # =&gt; OK</text:span></text:p>
            <text:p text:style-name="P1"><text:span text:style-name="T1"><text:s text:c="4"/></text:span><text:span text:style-name="T1">"222".singleton_method <text:s text:c="2"/># =&gt; Exception</text:span></text:p>
            <text:p text:style-name="P1"><text:span text:style-name="T1"><text:s text:c="4"/></text:span><text:span text:style-name="T1">"333".singleton_method <text:s text:c="2"/># =&gt; Exception</text:span></text:p>
            <text:p text:style-name="P1"><text:span text:style-name="T1"><text:s text:c="2"/></text:span><text:span text:style-name="T1">end</text:span></text:p>
            <text:p text:style-name="P1"><text:span text:style-name="T1">end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4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5" draw:style-name="dp1" draw:master-page-name="Ubuntu" presentation:presentation-page-layout-name="AL1T0">
        <draw:frame presentation:style-name="pr1" draw:layer="layout" svg:width="26.058cm" svg:height="2.378cm" svg:x="1.247cm" svg:y="0cm" presentation:class="title" presentation:user-transformed="true">
          <draw:text-box>
            <text:p>Symbol to Proc <text:s/>(&amp;:method)</text:p>
          </draw:text-box>
        </draw:frame>
        <draw:frame presentation:style-name="pr2" draw:text-style-name="P2" draw:layer="layout" svg:width="26.67cm" svg:height="16.51cm" svg:x="0.635cm" svg:y="2.539cm" presentation:class="subtitle" presentation:user-transformed="true">
          <draw:text-box>
            <text:p text:style-name="P5"><text:span text:style-name="T1">只适用于 <text:s/></text:span><text:span text:style-name="T1">receiver == </text:span><text:span text:style-name="T1">集合中</text:span><text:span text:style-name="T1">element </text:span><text:span text:style-name="T1">的场合。</text:span></text:p>
            <text:p text:style-name="P5"><text:span text:style-name="T1"/></text:p>
            <text:p text:style-name="P5"><text:span text:style-name="T1">class String</text:span></text:p>
            <text:p text:style-name="P5"><text:span text:style-name="T1"><text:s text:c="4"/></text:span><text:span text:style-name="T1">def contains_a_or_c?</text:span></text:p>
            <text:p text:style-name="P5"><text:span text:style-name="T1"><text:s text:c="6"/></text:span><text:span text:style-name="T1">match(/a|c/)</text:span></text:p>
            <text:p text:style-name="P5"><text:span text:style-name="T1"><text:s text:c="4"/></text:span><text:span text:style-name="T1">end</text:span></text:p>
            <text:p text:style-name="P5"><text:span text:style-name="T1">end</text:span></text:p>
            <text:p text:style-name="P5"><text:span text:style-name="T1"/></text:p>
            <text:p text:style-name="P5"><text:span text:style-name="T1">array = ["aaa", "bbb", "ccc", "ddd"]</text:span></text:p>
            <text:p text:style-name="P5"><text:span text:style-name="T1"/></text:p>
            <text:p text:style-name="P5"><text:span text:style-name="T1">result1 = array.collect(&amp;:contains_a_or_c?)</text:span></text:p>
            <text:p text:style-name="P5"><text:span text:style-name="T1">result2 = array.collect{ |element| element.contains_a_or_c? }</text:span></text:p>
            <text:p text:style-name="P5"><text:span text:style-name="T1"/></text:p>
            <text:p text:style-name="P5"><text:span text:style-name="T1">result: [#&lt;MatchData "a"&gt;, nil, #&lt;MatchData "c"&gt;, nil]</text:span></text:p>
            <text:p text:style-name="P5"><text:span text:style-name="T1"/></text:p>
            <text:p text:style-name="P5"><text:span text:style-name="T1">不适合：</text:span><text:span text:style-name="T1">array.collect{ |element| String.contains_a_or_c?(element) }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5" presentation:class="page"/>
          <draw:frame presentation:style-name="pr3" draw:text-style-name="P3" draw:layer="layout" svg:width="17.267cm" svg:height="12.57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2.7999992370606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draw:background-size="border" draw:fill="bitmap" draw:fill-image-name="Blue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7" style:family="drawing-page">
      <style:drawing-page-properties draw:background-size="border" draw:fill="none" draw:fill-color="#ccccff" draw:fill-image-width="1cm" draw:fill-image-height="1cm"/>
    </style:style>
    <style:style style:name="Mdp8" style:family="drawing-page">
      <style:drawing-page-properties draw:background-size="border" draw:fill="solid" draw:fill-color="#ffffff"/>
    </style:style>
    <style:style style:name="Mdp9" style:family="drawing-page">
      <style:drawing-page-properties draw:background-size="border" draw:fill="solid" draw:fill-color="#333366" draw:fill-image-width="1cm" draw:fill-image-height="1cm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ue-title">
      <style:graphic-properties draw:fill-color="#ffffff" draw:auto-grow-height="false" fo:min-height="3.507cm"/>
    </style:style>
    <style:style style:name="Mpr10" style:family="presentation" style:parent-style-name="Blue-outline1">
      <style:graphic-properties draw:fill-color="#ffffff" draw:auto-grow-height="false" fo:min-height="13.86cm"/>
    </style:style>
    <style:style style:name="Mpr11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uman-title">
      <style:graphic-properties draw:fill-color="#ffffff" draw:auto-grow-height="false" fo:min-height="3.507cm"/>
    </style:style>
    <style:style style:name="Mpr25" style:family="presentation" style:parent-style-name="Human-outline1">
      <style:graphic-properties draw:fill-color="#ffffff" draw:auto-grow-height="false" fo:min-height="13.86cm"/>
    </style:style>
    <style:style style:name="Mpr2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7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0cm" svg:y="0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33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Ubuntu" style:page-layout-name="PM1" draw:style-name="Mdp8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4" draw:text-style-name="MP18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4" draw:text-style-name="MP18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5" draw:text-style-name="MP18" draw:layer="backgroundobjects" svg:width="21.59cm" svg:height="27.94cm" svg:x="0cm" svg:y="0cm">
          <text:p/>
        </draw:rect>
        <draw:page-thumbnail presentation:style-name="Ubuntu-title" draw:layer="backgroundobjects" svg:width="37.143cm" svg:height="38.171cm" svg:x="-37.143cm" svg:y="-36.045cm" presentation:class="page"/>
        <draw:frame presentation:style-name="Ubuntu-notes" draw:layer="backgroundobjects" svg:width="17.267cm" svg:height="12.57cm" svg:x="2.158cm" svg:y="13.271cm" presentation:class="notes" presentation:placeholder="true">
          <draw:text-box/>
        </draw:frame>
      </presentation:notes>
    </style:master-page>
    <style:master-page style:name="prs-strategy" style:page-layout-name="PM1" draw:style-name="Mdp9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iwei </meta:initial-creator>
    <meta:creation-date>2012-08-08T14:45:53</meta:creation-date>
    <meta:editing-duration>PT9H52M42S</meta:editing-duration>
    <meta:editing-cycles>87</meta:editing-cycles>
    <dc:date>2012-08-10T13:44:01</dc:date>
    <dc:creator>Siwei </dc:creator>
    <meta:generator>LibreOffice/3.3$Linux LibreOffice_project/330m19$Build-202</meta:generator>
    <meta:document-statistic meta:object-count="206"/>
  </office:meta>
</office:document-meta>
</file>